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IXEIRO2" table:style-name="ta1">
        <table:shapes>
          <draw:frame draw:z-index="0" draw:style-name="gr1" draw:text-style-name="P1" svg:width="15.999cm" svg:height="8.999cm" svg:x="1.86cm" svg:y="0.1cm">
            <draw:object draw:notify-on-update-of-ranges="CAIXEIRO2.B1:CAIXEIRO2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3cm" svg:height="9.005cm" svg:x="15.829cm" svg:y="0.478cm">
            <draw:object draw:notify-on-update-of-ranges="CAIXEIRO2.C1:CAIXEIRO2.C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97" calcext:value-type="float">
            <text:p>609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6" calcext:value-type="float">
            <text:p>723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9" calcext:value-type="float">
            <text:p>2479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9" calcext:value-type="float">
            <text:p>247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6" calcext:value-type="float">
            <text:p>1656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8" calcext:value-type="float">
            <text:p>160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7" calcext:value-type="float">
            <text:p>128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8" calcext:value-type="float">
            <text:p>85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6" calcext:value-type="float">
            <text:p>68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7" calcext:value-type="float">
            <text:p>407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0" calcext:value-type="float">
            <text:p>36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4" calcext:value-type="float">
            <text:p>324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133" calcext:value-type="float">
            <text:p>2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25:27.546966888</dc:date>
    <meta:editing-duration>PT1M25S</meta:editing-duration>
    <meta:editing-cycles>1</meta:editing-cycles>
    <meta:document-statistic meta:table-count="1" meta:cell-count="15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CAIXEIRO TESTE 2 - AVALIAÇÕES</text:p>
        </chart:title>
        <chart:plot-area chart:style-name="ch3" table:cell-range-address="CAIXEIRO2.B1:CAIXEIRO2.B50" svg:x="1.331cm" svg:y="1.275cm" svg:width="14.349cm" svg:height="6.564cm">
          <chart:coordinate-region svg:x="2.323cm" svg:y="1.474cm" svg:width="13.357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2.B1:CAIXEIRO2.B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97">
                <text:p>6097</text:p>
                <draw:g>
                  <svg:desc>CAIXEIRO2.B1:CAIXEIRO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line" chart:style-name="ch1">
        <chart:title svg:x="4.78cm" svg:y="0.316cm" chart:style-name="ch2">
          <text:p>CAIXEIRO TESTE 2 - FITNESS</text:p>
        </chart:title>
        <chart:plot-area chart:style-name="ch3" table:cell-range-address="CAIXEIRO2.C1:CAIXEIRO2.C50" svg:x="1.331cm" svg:y="1.275cm" svg:width="14.373cm" svg:height="6.57cm">
          <chart:coordinate-region svg:x="2.323cm" svg:y="1.474cm" svg:width="13.381cm" svg:height="5.579cm"/>
          <chart:axis chart:dimension="x" chart:name="primary-x" chart:style-name="ch4">
            <chart:title svg:x="7.56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CAIXEIRO2.C1:CAIXEIRO2.C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1">
                <text:p>1611</text:p>
                <draw:g>
                  <svg:desc>CAIXEIRO2.C1:CAIXEIRO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33">
                <text:p>2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